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c3e3" officeooo:paragraph-rsid="000fc3e3"/>
    </style:style>
    <style:style style:name="P2" style:family="paragraph" style:parent-style-name="Standard">
      <style:text-properties officeooo:rsid="0010a66f" officeooo:paragraph-rsid="0010a66f"/>
    </style:style>
    <style:style style:name="P3" style:family="paragraph" style:parent-style-name="Standard">
      <style:text-properties officeooo:rsid="0012712f" officeooo:paragraph-rsid="0012712f"/>
    </style:style>
    <style:style style:name="P4" style:family="paragraph" style:parent-style-name="Standard">
      <style:text-properties officeooo:rsid="001a1898" officeooo:paragraph-rsid="001a1898"/>
    </style:style>
    <style:style style:name="P5" style:family="paragraph" style:parent-style-name="Standard">
      <style:text-properties officeooo:rsid="001c1f18" officeooo:paragraph-rsid="001c1f18"/>
    </style:style>
    <style:style style:name="P6" style:family="paragraph" style:parent-style-name="Standard">
      <style:text-properties officeooo:rsid="00227eb3" officeooo:paragraph-rsid="00227eb3"/>
    </style:style>
    <style:style style:name="P7" style:family="paragraph" style:parent-style-name="Standard">
      <style:text-properties officeooo:rsid="00277069" officeooo:paragraph-rsid="00277069"/>
    </style:style>
    <style:style style:name="P8" style:family="paragraph" style:parent-style-name="Standard">
      <style:paragraph-properties fo:text-align="center" style:justify-single-word="false"/>
      <style:text-properties fo:font-style="normal" officeooo:rsid="002f69ba" officeooo:paragraph-rsid="002f69ba" style:font-style-asian="normal" style:font-style-complex="normal"/>
    </style:style>
    <style:style style:name="P9" style:family="paragraph" style:parent-style-name="Standard">
      <style:text-properties officeooo:rsid="0032a222" officeooo:paragraph-rsid="0032a222"/>
    </style:style>
    <style:style style:name="P10" style:family="paragraph" style:parent-style-name="Standard">
      <style:text-properties style:text-underline-style="solid" style:text-underline-width="auto" style:text-underline-color="font-color" officeooo:rsid="0032a222" officeooo:paragraph-rsid="00336cfb"/>
    </style:style>
    <style:style style:name="P11" style:family="paragraph" style:parent-style-name="Standard">
      <style:text-properties style:text-underline-style="solid" style:text-underline-width="auto" style:text-underline-color="font-color" officeooo:rsid="003abae1" officeooo:paragraph-rsid="003abae1"/>
    </style:style>
    <style:style style:name="P12" style:family="paragraph" style:parent-style-name="Standard">
      <style:text-properties style:text-underline-style="solid" style:text-underline-width="auto" style:text-underline-color="font-color" officeooo:rsid="00406c09" officeooo:paragraph-rsid="00406c09"/>
    </style:style>
    <style:style style:name="P13" style:family="paragraph" style:parent-style-name="Standard">
      <style:text-properties officeooo:rsid="0035266f" officeooo:paragraph-rsid="0036ee69"/>
    </style:style>
    <style:style style:name="P14" style:family="paragraph" style:parent-style-name="Standard">
      <style:text-properties officeooo:rsid="003ca423" officeooo:paragraph-rsid="00417b49"/>
    </style:style>
    <style:style style:name="P15" style:family="paragraph" style:parent-style-name="Standard">
      <style:text-properties officeooo:rsid="003d8564" officeooo:paragraph-rsid="003d8564"/>
    </style:style>
    <style:style style:name="P16" style:family="paragraph" style:parent-style-name="Standard">
      <style:text-properties officeooo:rsid="00417b49" officeooo:paragraph-rsid="00417b49"/>
    </style:style>
    <style:style style:name="P17" style:family="paragraph" style:parent-style-name="Standard">
      <style:paragraph-properties fo:text-align="start" style:justify-single-word="false"/>
      <style:text-properties officeooo:rsid="00417b49" officeooo:paragraph-rsid="00458238"/>
    </style:style>
    <style:style style:name="P18" style:family="paragraph" style:parent-style-name="Standard">
      <style:text-properties officeooo:rsid="0048c87c" officeooo:paragraph-rsid="0048c87c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02b310a" officeooo:paragraph-rsid="002b310a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03d8564" officeooo:paragraph-rsid="003d8564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0405c21" officeooo:paragraph-rsid="00405c21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032a222" officeooo:paragraph-rsid="006e7ac7" style:font-weight-asian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6e7ac7" officeooo:paragraph-rsid="006e7ac7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officeooo:rsid="004d74a5" officeooo:paragraph-rsid="004d74a5"/>
    </style:style>
    <style:style style:name="P25" style:family="paragraph" style:parent-style-name="Standard">
      <style:text-properties style:text-underline-style="solid" style:text-underline-width="auto" style:text-underline-color="font-color" officeooo:rsid="006a5aad" officeooo:paragraph-rsid="006a5aad"/>
    </style:style>
    <style:style style:name="P26" style:family="paragraph" style:parent-style-name="Standard">
      <style:text-properties style:text-underline-style="solid" style:text-underline-width="auto" style:text-underline-color="font-color" officeooo:rsid="006acb55" officeooo:paragraph-rsid="006acb55"/>
    </style:style>
    <style:style style:name="P27" style:family="paragraph" style:parent-style-name="Standard">
      <style:text-properties style:text-underline-style="solid" style:text-underline-width="auto" style:text-underline-color="font-color" officeooo:rsid="0032a222" officeooo:paragraph-rsid="006e4f0a"/>
    </style:style>
    <style:style style:name="P28" style:family="paragraph" style:parent-style-name="Standard">
      <style:text-properties style:text-underline-style="none" fo:font-weight="normal" officeooo:rsid="00336cfb" officeooo:paragraph-rsid="00336cfb" style:font-weight-asian="normal" style:font-weight-complex="normal"/>
    </style:style>
    <style:style style:name="P29" style:family="paragraph" style:parent-style-name="Standard">
      <style:text-properties fo:font-weight="normal" officeooo:rsid="0035266f" officeooo:paragraph-rsid="0035266f" style:font-weight-asian="normal" style:font-weight-complex="normal"/>
    </style:style>
    <style:style style:name="P30" style:family="paragraph" style:parent-style-name="Standard">
      <style:text-properties fo:font-weight="normal" officeooo:rsid="0032a222" officeooo:paragraph-rsid="0032a222" style:font-weight-asian="normal" style:font-weight-complex="normal"/>
    </style:style>
    <style:style style:name="P31" style:family="paragraph" style:parent-style-name="Standard">
      <style:text-properties fo:font-weight="normal" officeooo:rsid="0032a222" officeooo:paragraph-rsid="003a4fe1" style:font-weight-asian="normal" style:font-weight-complex="normal"/>
    </style:style>
    <style:style style:name="P32" style:family="paragraph" style:parent-style-name="Standard">
      <style:text-properties fo:font-weight="normal" officeooo:rsid="003abae1" officeooo:paragraph-rsid="003abae1" style:font-weight-asian="normal" style:font-weight-complex="normal"/>
    </style:style>
    <style:style style:name="P33" style:family="paragraph" style:parent-style-name="Standard">
      <style:text-properties fo:font-weight="normal" officeooo:rsid="003abae1" officeooo:paragraph-rsid="006e4f0a" style:font-weight-asian="normal" style:font-weight-complex="normal"/>
    </style:style>
    <style:style style:name="P34" style:family="paragraph" style:parent-style-name="Standard">
      <style:text-properties fo:font-weight="normal" officeooo:rsid="003abae1" officeooo:paragraph-rsid="003a4fe1" style:font-weight-asian="normal" style:font-weight-complex="normal"/>
    </style:style>
    <style:style style:name="P35" style:family="paragraph" style:parent-style-name="Standard">
      <style:text-properties fo:font-weight="normal" officeooo:rsid="003d8564" officeooo:paragraph-rsid="003d8564" style:font-weight-asian="normal" style:font-weight-complex="normal"/>
    </style:style>
    <style:style style:name="P36" style:family="paragraph" style:parent-style-name="Standard">
      <style:text-properties fo:font-weight="normal" officeooo:rsid="00406c09" officeooo:paragraph-rsid="00406c09" style:font-weight-asian="normal" style:font-weight-complex="normal"/>
    </style:style>
    <style:style style:name="P37" style:family="paragraph" style:parent-style-name="Standard">
      <style:text-properties fo:font-weight="normal" officeooo:rsid="003ca423" officeooo:paragraph-rsid="00417b49" style:font-weight-asian="normal" style:font-weight-complex="normal"/>
    </style:style>
    <style:style style:name="P38" style:family="paragraph" style:parent-style-name="Standard">
      <style:text-properties fo:font-weight="normal" officeooo:rsid="00405c21" officeooo:paragraph-rsid="003d8564" style:font-weight-asian="normal" style:font-weight-complex="normal"/>
    </style:style>
    <style:style style:name="P39" style:family="paragraph" style:parent-style-name="Standard">
      <style:text-properties fo:font-weight="normal" officeooo:rsid="00405c21" officeooo:paragraph-rsid="0032a222" style:font-weight-asian="normal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weight="normal" officeooo:rsid="00417b49" officeooo:paragraph-rsid="00458238" style:font-weight-asian="normal" style:font-weight-complex="normal"/>
    </style:style>
    <style:style style:name="P41" style:family="paragraph" style:parent-style-name="Standard">
      <style:text-properties fo:font-weight="normal" officeooo:rsid="00417b49" officeooo:paragraph-rsid="00417b49" style:font-weight-asian="normal" style:font-weight-complex="normal"/>
    </style:style>
    <style:style style:name="P42" style:family="paragraph" style:parent-style-name="Standard">
      <style:text-properties fo:font-weight="normal" officeooo:rsid="006cd757" officeooo:paragraph-rsid="006cd757" style:font-weight-asian="normal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weight="normal" officeooo:rsid="006e7ac7" officeooo:paragraph-rsid="006e7ac7" style:font-weight-asian="normal" style:font-weight-complex="normal"/>
    </style:style>
    <style:style style:name="P44" style:family="paragraph" style:parent-style-name="Standard">
      <style:text-properties officeooo:rsid="00227eb3" officeooo:paragraph-rsid="00227eb3"/>
    </style:style>
    <style:style style:name="P45" style:family="paragraph" style:parent-style-name="Standard">
      <style:text-properties officeooo:rsid="00227eb3" officeooo:paragraph-rsid="004d74a5"/>
    </style:style>
    <style:style style:name="P46" style:family="paragraph" style:parent-style-name="Standard">
      <style:text-properties officeooo:rsid="004d74a5" officeooo:paragraph-rsid="004d74a5"/>
    </style:style>
    <style:style style:name="P47" style:family="paragraph" style:parent-style-name="Standard">
      <style:text-properties officeooo:rsid="002f69ba" officeooo:paragraph-rsid="002f69ba"/>
    </style:style>
    <style:style style:name="P48" style:family="paragraph" style:parent-style-name="Standard">
      <style:text-properties officeooo:rsid="000fc3e3" officeooo:paragraph-rsid="00508f25"/>
    </style:style>
    <style:style style:name="P49" style:family="paragraph" style:parent-style-name="Standard">
      <style:text-properties officeooo:rsid="00523e63" officeooo:paragraph-rsid="005557c6"/>
    </style:style>
    <style:style style:name="P50" style:family="paragraph" style:parent-style-name="Standard">
      <style:text-properties officeooo:rsid="001a1898" officeooo:paragraph-rsid="001a1898"/>
    </style:style>
    <style:style style:name="P51" style:family="paragraph" style:parent-style-name="Standard">
      <style:text-properties officeooo:rsid="00277069" officeooo:paragraph-rsid="00277069"/>
    </style:style>
    <style:style style:name="P52" style:family="paragraph" style:parent-style-name="Standard">
      <style:text-properties officeooo:rsid="00277069" officeooo:paragraph-rsid="00523e63"/>
    </style:style>
    <style:style style:name="P53" style:family="paragraph" style:parent-style-name="Standard">
      <style:text-properties fo:color="#cc0000" officeooo:rsid="005557c6" officeooo:paragraph-rsid="005557c6"/>
    </style:style>
    <style:style style:name="P54" style:family="paragraph" style:parent-style-name="Standard">
      <style:text-properties officeooo:rsid="005c6eb4" officeooo:paragraph-rsid="005c6eb4"/>
    </style:style>
    <style:style style:name="P55" style:family="paragraph" style:parent-style-name="Standard">
      <style:paragraph-properties fo:text-align="center" style:justify-single-word="false"/>
      <style:text-properties officeooo:rsid="005c6eb4" officeooo:paragraph-rsid="005c6eb4"/>
    </style:style>
    <style:style style:name="P56" style:family="paragraph" style:parent-style-name="Standard">
      <style:text-properties officeooo:rsid="005d590b" officeooo:paragraph-rsid="005d590b"/>
    </style:style>
    <style:style style:name="P57" style:family="paragraph" style:parent-style-name="Standard">
      <style:text-properties officeooo:rsid="005f2d0f" officeooo:paragraph-rsid="005f2d0f"/>
    </style:style>
    <style:style style:name="P58" style:family="paragraph" style:parent-style-name="Standard">
      <style:text-properties officeooo:rsid="00630041" officeooo:paragraph-rsid="00630041"/>
    </style:style>
    <style:style style:name="P59" style:family="paragraph" style:parent-style-name="Standard">
      <style:text-properties officeooo:rsid="0067e8bf" officeooo:paragraph-rsid="0067e8bf"/>
    </style:style>
    <style:style style:name="P60" style:family="paragraph" style:parent-style-name="Standard">
      <style:text-properties officeooo:rsid="006824e6" officeooo:paragraph-rsid="006824e6"/>
    </style:style>
    <style:style style:name="P61" style:family="paragraph" style:parent-style-name="Standard">
      <style:text-properties officeooo:rsid="006a5aad" officeooo:paragraph-rsid="006a5aad"/>
    </style:style>
    <style:style style:name="P62" style:family="paragraph" style:parent-style-name="Standard">
      <style:text-properties officeooo:rsid="006a5aad" officeooo:paragraph-rsid="006e4f0a"/>
    </style:style>
    <style:style style:name="P63" style:family="paragraph" style:parent-style-name="Standard">
      <style:text-properties officeooo:rsid="0032a222" officeooo:paragraph-rsid="00336cfb"/>
    </style:style>
    <style:style style:name="P64" style:family="paragraph" style:parent-style-name="Standard">
      <style:text-properties officeooo:rsid="0032a222" officeooo:paragraph-rsid="006acb55"/>
    </style:style>
    <style:style style:name="P65" style:family="paragraph" style:parent-style-name="Standard">
      <style:text-properties officeooo:rsid="0032a222" officeooo:paragraph-rsid="006e4f0a"/>
    </style:style>
    <style:style style:name="P66" style:family="paragraph" style:parent-style-name="Standard">
      <style:text-properties officeooo:rsid="0032a222" officeooo:paragraph-rsid="006e7ac7"/>
    </style:style>
    <style:style style:name="P67" style:family="paragraph" style:parent-style-name="Standard">
      <style:text-properties officeooo:rsid="0032a222" officeooo:paragraph-rsid="003a4fe1"/>
    </style:style>
    <style:style style:name="P68" style:family="paragraph" style:parent-style-name="Standard">
      <style:text-properties officeooo:rsid="006acb55" officeooo:paragraph-rsid="006acb55"/>
    </style:style>
    <style:style style:name="P69" style:family="paragraph" style:parent-style-name="Standard">
      <style:text-properties officeooo:rsid="006c8388" officeooo:paragraph-rsid="006c8388"/>
    </style:style>
    <style:style style:name="P70" style:family="paragraph" style:parent-style-name="Standard">
      <style:paragraph-properties fo:text-align="start" style:justify-single-word="false"/>
      <style:text-properties officeooo:rsid="006e4f0a" officeooo:paragraph-rsid="006e4f0a"/>
    </style:style>
    <style:style style:name="P71" style:family="paragraph" style:parent-style-name="Standard">
      <style:text-properties officeooo:rsid="006e7ac7" officeooo:paragraph-rsid="006e7ac7"/>
    </style:style>
    <style:style style:name="P72" style:family="paragraph" style:parent-style-name="Standard">
      <style:text-properties fo:font-weight="bold" officeooo:rsid="00713e58" officeooo:paragraph-rsid="00713e58" style:font-weight-asian="bold" style:font-weight-complex="bold"/>
    </style:style>
    <style:style style:name="T1" style:family="text">
      <style:text-properties officeooo:rsid="00104d8f"/>
    </style:style>
    <style:style style:name="T2" style:family="text">
      <style:text-properties officeooo:rsid="00138338"/>
    </style:style>
    <style:style style:name="T3" style:family="text">
      <style:text-properties officeooo:rsid="00177a7a"/>
    </style:style>
    <style:style style:name="T4" style:family="text">
      <style:text-properties officeooo:rsid="001d49ef"/>
    </style:style>
    <style:style style:name="T5" style:family="text">
      <style:text-properties officeooo:rsid="002035c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27e8e9" style:font-weight-asian="normal" style:font-weight-complex="normal"/>
    </style:style>
    <style:style style:name="T9" style:family="text">
      <style:text-properties fo:font-weight="normal" officeooo:rsid="002800f6" style:font-weight-asian="normal" style:font-weight-complex="normal"/>
    </style:style>
    <style:style style:name="T10" style:family="text">
      <style:text-properties fo:font-weight="normal" officeooo:rsid="0029f1b2" style:font-weight-asian="normal" style:font-weight-complex="normal"/>
    </style:style>
    <style:style style:name="T11" style:family="text">
      <style:text-properties fo:font-weight="normal" officeooo:rsid="002b310a" style:font-weight-asian="normal" style:font-weight-complex="normal"/>
    </style:style>
    <style:style style:name="T12" style:family="text">
      <style:text-properties fo:font-weight="normal" officeooo:rsid="002c4ca7" style:font-weight-asian="normal" style:font-weight-complex="normal"/>
    </style:style>
    <style:style style:name="T13" style:family="text">
      <style:text-properties fo:font-weight="normal" officeooo:rsid="002d6699" style:font-weight-asian="normal" style:font-weight-complex="normal"/>
    </style:style>
    <style:style style:name="T14" style:family="text">
      <style:text-properties fo:font-weight="normal" officeooo:rsid="00336cfb" style:font-weight-asian="normal" style:font-weight-complex="normal"/>
    </style:style>
    <style:style style:name="T15" style:family="text">
      <style:text-properties fo:font-weight="normal" officeooo:rsid="0035266f" style:font-weight-asian="normal" style:font-weight-complex="normal"/>
    </style:style>
    <style:style style:name="T16" style:family="text">
      <style:text-properties fo:font-weight="normal" officeooo:rsid="0036ee69" style:font-weight-asian="normal" style:font-weight-complex="normal"/>
    </style:style>
    <style:style style:name="T17" style:family="text">
      <style:text-properties fo:font-weight="normal" officeooo:rsid="00386764" style:font-weight-asian="normal" style:font-weight-complex="normal"/>
    </style:style>
    <style:style style:name="T18" style:family="text">
      <style:text-properties fo:font-weight="normal" officeooo:rsid="003abae1" style:font-weight-asian="normal" style:font-weight-complex="normal"/>
    </style:style>
    <style:style style:name="T19" style:family="text">
      <style:text-properties fo:font-weight="normal" officeooo:rsid="003ca423" style:font-weight-asian="normal" style:font-weight-complex="normal"/>
    </style:style>
    <style:style style:name="T20" style:family="text">
      <style:text-properties fo:font-weight="normal" officeooo:rsid="003d8564" style:font-weight-asian="normal" style:font-weight-complex="normal"/>
    </style:style>
    <style:style style:name="T21" style:family="text">
      <style:text-properties fo:font-weight="normal" officeooo:rsid="003fff59" style:font-weight-asian="normal" style:font-weight-complex="normal"/>
    </style:style>
    <style:style style:name="T22" style:family="text">
      <style:text-properties fo:font-weight="normal" officeooo:rsid="00405c21" style:font-weight-asian="normal" style:font-weight-complex="normal"/>
    </style:style>
    <style:style style:name="T23" style:family="text">
      <style:text-properties fo:font-weight="normal" officeooo:rsid="00417b49" style:font-weight-asian="normal" style:font-weight-complex="normal"/>
    </style:style>
    <style:style style:name="T24" style:family="text">
      <style:text-properties fo:font-weight="normal" officeooo:rsid="0042299e" style:font-weight-asian="normal" style:font-weight-complex="normal"/>
    </style:style>
    <style:style style:name="T25" style:family="text">
      <style:text-properties fo:font-weight="normal" officeooo:rsid="0042743f" style:font-weight-asian="normal" style:font-weight-complex="normal"/>
    </style:style>
    <style:style style:name="T26" style:family="text">
      <style:text-properties fo:font-weight="normal" officeooo:rsid="0042fdf2" style:font-weight-asian="normal" style:font-weight-complex="normal"/>
    </style:style>
    <style:style style:name="T27" style:family="text">
      <style:text-properties fo:font-weight="normal" officeooo:rsid="00458238" style:font-weight-asian="normal" style:font-weight-complex="normal"/>
    </style:style>
    <style:style style:name="T28" style:family="text">
      <style:text-properties fo:font-weight="normal" officeooo:rsid="00459e16" style:font-weight-asian="normal" style:font-weight-complex="normal"/>
    </style:style>
    <style:style style:name="T29" style:family="text">
      <style:text-properties fo:font-weight="normal" officeooo:rsid="004a7e90" style:font-weight-asian="normal" style:font-weight-complex="normal"/>
    </style:style>
    <style:style style:name="T30" style:family="text">
      <style:text-properties fo:font-weight="normal" officeooo:rsid="006acb55" style:font-weight-asian="normal" style:font-weight-complex="normal"/>
    </style:style>
    <style:style style:name="T31" style:family="text">
      <style:text-properties fo:font-weight="normal" officeooo:rsid="006cd757" style:font-weight-asian="normal" style:font-weight-complex="normal"/>
    </style:style>
    <style:style style:name="T32" style:family="text">
      <style:text-properties fo:font-weight="normal" officeooo:rsid="006e7ac7" style:font-weight-asian="normal" style:font-weight-complex="normal"/>
    </style:style>
    <style:style style:name="T33" style:family="text">
      <style:text-properties fo:font-weight="normal" fo:background-color="#ffff00" loext:char-shading-value="0" style:font-weight-asian="normal" style:font-weight-complex="normal"/>
    </style:style>
    <style:style style:name="T34" style:family="text">
      <style:text-properties fo:font-weight="normal" officeooo:rsid="0036ee69" fo:background-color="#ffff00" loext:char-shading-value="0" style:font-weight-asian="normal" style:font-weight-complex="normal"/>
    </style:style>
    <style:style style:name="T35" style:family="text">
      <style:text-properties fo:font-weight="normal" officeooo:rsid="00405c21" fo:background-color="#ffff00" loext:char-shading-value="0" style:font-weight-asian="normal" style:font-weight-complex="normal"/>
    </style:style>
    <style:style style:name="T36" style:family="text">
      <style:text-properties fo:font-weight="normal" officeooo:rsid="003ca423" fo:background-color="#ffff00" loext:char-shading-value="0" style:font-weight-asian="normal" style:font-weight-complex="normal"/>
    </style:style>
    <style:style style:name="T37" style:family="text">
      <style:text-properties fo:font-weight="normal" officeooo:rsid="003ca423" fo:background-color="#ffff00" loext:char-shading-value="0" style:font-weight-asian="normal" style:font-weight-complex="normal"/>
    </style:style>
    <style:style style:name="T38" style:family="text">
      <style:text-properties fo:font-weight="normal" fo:background-color="#ffff00" loext:char-shading-value="0" style:font-weight-asian="normal" style:font-weight-complex="normal"/>
    </style:style>
    <style:style style:name="T39" style:family="text">
      <style:text-properties style:text-underline-style="none" fo:font-weight="normal" style:font-weight-asian="normal" style:font-weight-complex="normal"/>
    </style:style>
    <style:style style:name="T40" style:family="text">
      <style:text-properties style:text-underline-style="none" fo:font-weight="normal" officeooo:rsid="00336cfb" fo:background-color="#ffff00" loext:char-shading-value="0" style:font-weight-asian="normal" style:font-weight-complex="normal"/>
    </style:style>
    <style:style style:name="T41" style:family="text">
      <style:text-properties style:text-underline-style="none" fo:font-weight="normal" officeooo:rsid="00336cfb" fo:background-color="transparent" loext:char-shading-value="0" style:font-weight-asian="normal" style:font-weight-complex="normal"/>
    </style:style>
    <style:style style:name="T42" style:family="text">
      <style:text-properties style:text-underline-style="none" fo:font-weight="normal" officeooo:rsid="00380c19" fo:background-color="transparent" loext:char-shading-value="0" style:font-weight-asian="normal" style:font-weight-complex="normal"/>
    </style:style>
    <style:style style:name="T43" style:family="text">
      <style:text-properties fo:color="#ff0000" style:text-underline-style="none" fo:font-weight="normal" officeooo:rsid="00336cfb" style:font-weight-asian="normal" style:font-weight-complex="normal"/>
    </style:style>
    <style:style style:name="T4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5" style:family="text">
      <style:text-properties officeooo:rsid="004f5abc"/>
    </style:style>
    <style:style style:name="T46" style:family="text">
      <style:text-properties officeooo:rsid="00508f25"/>
    </style:style>
    <style:style style:name="T47" style:family="text">
      <style:text-properties officeooo:rsid="00523e63"/>
    </style:style>
    <style:style style:name="T48" style:family="text">
      <style:text-properties officeooo:rsid="005557c6"/>
    </style:style>
    <style:style style:name="T49" style:family="text">
      <style:text-properties officeooo:rsid="00564cf1"/>
    </style:style>
    <style:style style:name="T50" style:family="text">
      <style:text-properties officeooo:rsid="00570dae"/>
    </style:style>
    <style:style style:name="T51" style:family="text">
      <style:text-properties officeooo:rsid="005d590b"/>
    </style:style>
    <style:style style:name="T52" style:family="text">
      <style:text-properties officeooo:rsid="005f2d0f"/>
    </style:style>
    <style:style style:name="T53" style:family="text">
      <style:text-properties officeooo:rsid="005f9fa6"/>
    </style:style>
    <style:style style:name="T54" style:family="text">
      <style:text-properties officeooo:rsid="00630041"/>
    </style:style>
    <style:style style:name="T55" style:family="text">
      <style:text-properties officeooo:rsid="00650d3f"/>
    </style:style>
    <style:style style:name="T56" style:family="text">
      <style:text-properties officeooo:rsid="0066ed01"/>
    </style:style>
    <style:style style:name="T57" style:family="text">
      <style:text-properties fo:background-color="#ffff00" loext:char-shading-value="0"/>
    </style:style>
    <style:style style:name="T58" style:family="text">
      <style:text-properties officeooo:rsid="006e7ac7" fo:background-color="#ffff00" loext:char-shading-value="0"/>
    </style:style>
    <style:style style:name="T59" style:family="text">
      <style:text-properties officeooo:rsid="006e7ac7" fo:background-color="#ffff00" loext:char-shading-value="0"/>
    </style:style>
    <style:style style:name="T60" style:family="text">
      <style:text-properties officeooo:rsid="00688ab1"/>
    </style:style>
    <style:style style:name="T61" style:family="text">
      <style:text-properties officeooo:rsid="00692d3c"/>
    </style:style>
    <style:style style:name="T62" style:family="text">
      <style:text-properties officeooo:rsid="006a5aad"/>
    </style:style>
    <style:style style:name="T63" style:family="text">
      <style:text-properties officeooo:rsid="00277069"/>
    </style:style>
    <style:style style:name="T64" style:family="text">
      <style:text-properties officeooo:rsid="006bbe99"/>
    </style:style>
    <style:style style:name="T65" style:family="text">
      <style:text-properties officeooo:rsid="006c8388"/>
    </style:style>
    <style:style style:name="T66" style:family="text">
      <style:text-properties officeooo:rsid="006e7ac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1</text:p>
      <text:p text:style-name="P47">WPROWADZENIE</text:p>
      <text:p text:style-name="P47"/>
      <text:p text:style-name="P46">OPIS</text:p>
      <text:p text:style-name="P46">Znajdujecie się w zdobytym szturmem asyryjskim mieście Arraphka, które leży na dawnych ziemiach medyjskich. Tu i ówdzie płoną budynki, leżą zwłoki, żołnierze medyjscy (wyzwoliciele) i asyryjscy <text:span text:style-name="T61">oraz scytyjscy</text:span> tłuką się ile wlezie. Jedni próbują się bronić, aczkolwiek są wycieńczeni długim oblężeniem, drudzy przeszukują miasto, wyrzynają<text:span text:style-name="T45">c</text:span> wrogów i zdrajców.</text:p>
      <text:p text:style-name="P45"/>
      <text:p text:style-name="P45"/>
      <text:p text:style-name="P46">O WAS</text:p>
      <text:p text:style-name="P1">Scyta Ag <text:span text:style-name="T1">(40 lat) </text:span>– znalazł się w Medii jako żołnierz wysłany przez króla Bartatuę w celu wsparcia asyryjskich sojuszników. <text:span text:style-name="T1">Brał udział w okupacji Medii (jeśli 40), a później stacjonował ze swym oddziałem w Arraphka</text:span>. <text:span text:style-name="T46">W czasie napaści, by uniknąć rzezi, włamuje się do bogatego domu medyjskiego polityka. W zamian za darowanie mu życia (już miał nóż na jego skalpie), polityk medyjski przysięga mu pomoc w ucieczce do Gezaki i na północ aż do granic byłego terytorium asyryjskiego.</text:span></text:p>
      <text:p text:style-name="P4">CEL: zwiać cało najlepiej do domu na stepy <text:span text:style-name="T5">albo skorzystać z całego tego zamieszania i zostać najemnikiem w jakiejś armii (bo czemu nie?) do wyboru. Ogółem wyjść cało z burzliwej przemiany dziejów.</text:span></text:p>
      <text:p text:style-name="P1"/>
      <text:p text:style-name="P2">Polityk Media <text:span text:style-name="T50">ok. 35</text:span>– <text:span text:style-name="T3">W czasie asyryjskiego panowania jest zarządcą miasta Arraphka i usłużnym kolaborantem okupantów. W czasie powstania Medów odkrywa bardzo niekorzystne położenie ,w jakim się znalazł, siedzi w domu i rwie brodę, gdy w czasie szturmu napada go wojownik scytyjski. Dzięki przebiegłej dialektyce udaje mu się nakłonić Scytę do wspólnej ucieczki. Razem z takim zabijaką może im się udać zwiać przez ukryte wyjście w północnym murze miasta.</text:span></text:p>
      <text:p text:style-name="P3">(Gdyby się wykręcał, bogowie ześlą na niego <text:span text:style-name="T2">swój gniew i </text:span>demon<text:span text:style-name="T2">y (dziwna choroba)</text:span>, wszak przysiągł.)</text:p>
      <text:p text:style-name="P4">CEL: zwiać przed wszystkimi (Medami, bo są wkurzeni, Babilończykami, bo są ich sojusznikami, Asyryjczykami, bo przegrali wojnę) może za morze do Egiptu? Byłeś tam raz w poselstwie, (chodziło o umowy handlowe). <text:span text:style-name="T4">A może przygarną go w Lidii (nadadzą w zarząd jakieś miasto)?</text:span></text:p>
      <text:p text:style-name="P52">niewolnikiem Meda <text:span text:style-name="T47">jest</text:span> <text:span text:style-name="T6">Resu </text:span><text:span text:style-name="T8">(drobny, niewysoki Ind, eunuch)</text:span><text:span text:style-name="T6"> </text:span></text:p>
      <text:p text:style-name="P1"/>
      <text:p text:style-name="P48">Astrolog Etruski <text:span text:style-name="T50">17 lat</text:span>– <text:span text:style-name="T54">Pochodzisz z nadmorskiej Kapui, którą zrabowali greccy koloniści. Ty zaś na jońskim okręcie trafiłaś do Byblos, gdzie sprzedano cię na targu bogatemu Medowi. Służyłaś mu przy ucztach, zabawiając wróżbami mieszkańców jego posiadłości i przepowiadając ludzkie losy na podstawie gwiazd. Celność ich była tak niesamowita, że wyzwolił cię, gdy objawiłaś mu to jako wolę bogów. Od tej pory jesteś jego ulubienicą i przewodnikiem żywota.</text:span></text:p>
      <text:p text:style-name="P5">CEL: <text:span text:style-name="T49">wyjść za mąż!</text:span></text:p>
      <text:p text:style-name="P5"/>
      <text:p text:style-name="P5"/>
      <text:p text:style-name="P6">Scyta i Med znają asyryjski. <text:span text:style-name="T48">Med uczy Etruskę swego języka, umie dukać.</text:span></text:p>
      <text:p text:style-name="P6"/>
      <text:p text:style-name="P6"/>
      <text:p text:style-name="P6"/>
      <text:p text:style-name="P24">Zadanie 1 – uciec z miasta Arraphka.</text:p>
      <text:p text:style-name="P53">Gdy będą chcieli wychodzić</text:p>
      <text:p text:style-name="P49"><text:span text:style-name="T6">Resu</text:span>: „Panie, jeśli pozwolisz mi przemówić, mam dla ciebie radę. (pauza) Po cóż zostawiać <text:span text:style-name="T48">skarbiec miejski na pastwę wrogów, zagrabią go i roztrwonią. O wiele lepiej będzie, jeśli nie wpadnie w ich ręce!”</text:span></text:p>
      <text:p text:style-name="P49"/>
      <text:p text:style-name="P56">(skarbiec jest już zrabowany, zostało w nim wszak 11 srebrnych monet <text:span text:style-name="T52">(duża wartość tylko w Arr)</text:span>)</text:p>
      <text:p text:style-name="P55"><text:soft-page-break/>2</text:p>
      <text:p text:style-name="P60"/>
      <text:p text:style-name="P27"><text:span text:style-name="T43">niech sobie pomyślą, co robią</text:span></text:p>
      <text:p text:style-name="P60">&gt; może chcą coś zabrać z posiadłości? <text:span text:style-name="T60">Drogocenna waza o wadze 20 kilo. Sprawia, że poruszacie się 6x wolniej :D Spiżarnia jest na dole.</text:span></text:p>
      <text:p text:style-name="P54">&gt; gdyby za długo siedzieli i się zastanawiali i nie dogadywali – do domu Meda wpada dwóch żołnierzy. Jeden z nich krzyczy coś niezrozumiałego dla obecnych, poza Medem, <text:span text:style-name="T51">który jest przerażony (mianowicie z zachwytem rozpoznają swego ciemiężyciela)</text:span></text:p>
      <text:p text:style-name="P56">&gt; jeśli wyjdą, musi ich ktoś zaatakować</text:p>
      <text:p text:style-name="P58">&gt; może będą szukać wołów/koni / prowiantu? - <text:span text:style-name="T55">każde rozwiązanie jest dobre! Niech szukają ;)</text:span></text:p>
      <text:p text:style-name="P57"><text:span text:style-name="T57">2 WALKI MAX </text:span><text:span text:style-name="T56">poza tym szmery i przemykające cienie hehe</text:span></text:p>
      <text:p text:style-name="P7"/>
      <text:p text:style-name="P7"/>
      <text:p text:style-name="P57">OPIS</text:p>
      <text:p text:style-name="P57">Wymykacie się wąskimi uliczkami na tyłach <text:span text:style-name="T53">centralnej metropolii, powietrze przecinają pojedyncze krzyki, trzaski i bieganina stóp. Zmierzacie przez ogród kwiatowy, a później wzdłuż przyciętych krzewów pod murem, aż ukazuje się spora furtka prowadząca do klepiska z kompostem i szklarni opodal. Wymykacie się chyłkiem w stronę koryta rzeki, gdzie można skryć się w szuwarach.</text:span></text:p>
      <text:p text:style-name="P61">&gt; Dokąd chcą iść? Może wcale nie w górę rzeki, aczkolwiek Resu przypomni, że muszą chociażby pić :) A natarcie idzie od zachodu.</text:p>
      <text:p text:style-name="P7"/>
      <text:p text:style-name="P7"/>
      <text:p text:style-name="P7"/>
      <text:p text:style-name="P25">2 - Spotykają wieś, co uczynią?</text:p>
      <text:p text:style-name="P59">W górę rzeki <text:span text:style-name="T62">albo w dół, w sumie nie wiem, gdzie pójdą -</text:span> jest osada na 4 chaty <text:span text:style-name="T62">(13 ludzi)</text:span>. Ale to po dniu marszu. <text:span text:style-name="T61">Zamieszkują ją jacyś starzy medowie, którzy hodują konie i mają stado kóz. Zajmują się też pleceniem koszy i mat z nadrzecznej wikliny.</text:span></text:p>
      <text:p text:style-name="P61">Gdy widzą przybyłych, <text:span text:style-name="T64">w dodatku tak barwnych, są zaniepokojeni,</text:span> więc kto co ma, ściska mocno w dłoniach (kije, pałki).</text:p>
      <text:p text:style-name="P61"><text:span text:style-name="T57">TEST</text:span><text:span text:style-name="T63"> dyplomacja </text:span>i cokolwiek wymyślą.</text:p>
      <text:p text:style-name="P7"/>
      <text:p text:style-name="P62">&gt; mogą się z wieśniakami dogadać, powymieniać, kupić usługę przewodnika etc etc, <text:span text:style-name="T65">wydać kasiorkę </text:span><text:span text:style-name="T43">niech sobie pomyślą, co robią</text:span></text:p>
      <text:p text:style-name="P7"/>
      <text:p text:style-name="P68">Na północ – pasmo gór Zagros</text:p>
      <text:p text:style-name="P68">Na południe miasto Opis</text:p>
      <text:p text:style-name="P69">Poza tym stepy <text:span text:style-name="T66">&gt; w którą stronę, mogą wywróżyć :) </text:span><text:span text:style-name="T59">TEST</text:span><text:span text:style-name="T66"> magia</text:span></text:p>
      <text:p text:style-name="P71">Gdy Etruska zacznie się rozglądać, pojawi się jastrząb, który poleci w stronę gór.</text:p>
      <text:p text:style-name="P7"/>
      <text:p text:style-name="P7"/>
      <text:p text:style-name="P7"/>
      <text:p text:style-name="P7"/>
      <text:p text:style-name="P26">3 – jeśli pójdą z przewodnikiem</text:p>
      <text:p text:style-name="P7"><text:span text:style-name="T31">(północ) Z j</text:span><text:span text:style-name="T8">ucznymi wołami </text:span><text:span text:style-name="T9">wędrują już któryś dzień wzdłuż </text:span><text:span text:style-name="T10">pasma gór Zagros, kryjąc się na ścieżkach. </text:span><text:span text:style-name="T11">Med płaci za to lokalnemu przewodnikowi. </text:span><text:span text:style-name="T12">(Nie przekraczacie gór, bo nie potraficie i nie macie takiego przewodnika i woły nie dadzą rady. Poza tym w dolinach korzystacie </text:span><text:span text:style-name="T13">z wody </text:span><text:span text:style-name="T12">ze strumieni).</text:span></text:p>
      <text:p text:style-name="P42">ALBO</text:p>
      <text:p text:style-name="P42">(południe) Wzdłuż rzeki.</text:p>
      <text:p text:style-name="P19"/>
      <text:p text:style-name="P19"/>
      <text:p text:style-name="P19"/>
      <text:p text:style-name="P23"><text:soft-page-break/>3</text:p>
      <text:p text:style-name="P19"/>
      <text:p text:style-name="P10"><text:span text:style-name="T14">(</text:span><text:span text:style-name="T7">I tak idąc sobie trafiają prosto na oddział </text:span><text:span text:style-name="T17">wojska</text:span><text:span text:style-name="T7">. </text:span><text:span text:style-name="T14">) </text:span><text:span text:style-name="T43">niech sobie pomyślą, co robią</text:span></text:p>
      <text:p text:style-name="P28">Widzicie obóz rozłożony w dolinie, rozpięte namioty i ogniska, wokół których siedzi mnóstwo żołnierzy – być może medyjskich, a może asyryjskich, a może babilońskich? </text:p>
      <text:p text:style-name="P63"><text:span text:style-name="T40">TEST</text:span><text:span text:style-name="T41"> na spostrzegawczość k6 </text:span><text:span text:style-name="T42">Scyty, czy ich rozpoznaje</text:span><text:span text:style-name="T41"> </text:span><text:span text:style-name="T42">(ma najlepszą wiedzę ewentualnie)</text:span></text:p>
      <text:p text:style-name="P70"><text:span text:style-name="T42"/></text:p>
      <text:p text:style-name="P29"/>
      <text:p text:style-name="P29">Jak już wymyślą, to zza ich pleców wychodzi dwóch żołnierzy i dzierżąc w dłoniach włócznie, pytają kim jesteście (zezując nieufnie na Scytę).</text:p>
      <text:p text:style-name="P13"><text:span text:style-name="T7">(Chyba że to, co wymyślą, będzie jakoś nadzwyczajnie genialne, </text:span><text:span text:style-name="T16">np.:</text:span></text:p>
      <text:p text:style-name="P13"><text:span text:style-name="T16"><text:s/>chcą podejść bliżej niezauważenie </text:span><text:span text:style-name="T34">TEST</text:span><text:span text:style-name="T7"> </text:span><text:span text:style-name="T16">ciche poruszanie)</text:span><text:span text:style-name="T7"> </text:span><text:span text:style-name="T16">Jak postanowią ich ominąć, to wdepną na jakichś żołnierzy z zaskoczenia (bez testu)</text:span></text:p>
      <text:p text:style-name="P29"/>
      <text:p text:style-name="P11"><text:span text:style-name="T7">Jakoś tam prowadzą ich do obozu. (</text:span><text:span text:style-name="T39">mniej lub bardziej przyjaźnie)</text:span></text:p>
      <text:p text:style-name="P30"/>
      <text:p text:style-name="P30"/>
      <text:p text:style-name="P30"/>
      <text:p text:style-name="P32">INFO ME</text:p>
      <text:p text:style-name="P65"><text:span text:style-name="T7">Dowódca </text:span><text:span text:style-name="T17">babilończyków</text:span><text:span text:style-name="T7"> </text:span><text:span text:style-name="T6">Szadrach</text:span><text:span text:style-name="T7"> ma 5 tys żołnierzy. </text:span><text:span text:style-name="T18">Ma tłumaczy (asyryjski, medyjski), sam zna też nieźle asyryjski (długie lata w niewoli).</text:span></text:p>
      <text:p text:style-name="P33"><text:span text:style-name="T7"/></text:p>
      <text:p text:style-name="P64"><text:span text:style-name="T30">(północ) </text:span><text:span text:style-name="T15">Jego zadaniem jest </text:span><text:span text:style-name="T18">pilnowanie przesmyku Zab oraz wybijanie ukrywających się w górach asyryjczyków.</text:span><text:span text:style-name="T15"> </text:span><text:span text:style-name="T15">Assur właśnie jest oblegane, gdyby próbowali umknąć z twierdzy i ukryć się w tych niedostępnych górach </text:span><text:span text:style-name="T18">to ma ich rezać</text:span><text:span text:style-name="T15">. </text:span></text:p>
      <text:p text:style-name="P64"><text:span text:style-name="T30">ALBO</text:span></text:p>
      <text:p text:style-name="P68"><text:span text:style-name="T7">(południe) </text:span><text:span text:style-name="T30">J</text:span><text:span text:style-name="T7">ego zadaniem jest zdobycie Opis.</text:span></text:p>
      <text:p text:style-name="P64"><text:span text:style-name="T15"/></text:p>
      <text:p text:style-name="P64"><text:span text:style-name="T15"/></text:p>
      <text:p text:style-name="P34"/>
      <text:p text:style-name="P72">STOP</text:p>
      <text:p text:style-name="P34"/>
      <text:p text:style-name="P34"/>
      <text:p text:style-name="P32"/>
      <text:p text:style-name="P20"><text:span text:style-name="T66">4 - </text:span>W obozie – <text:span text:style-name="T66">zagwozdka Babilończyków</text:span></text:p>
      <text:p text:style-name="P66"><text:span text:style-name="T7">&gt; dlaczego u licha ich sojusznik medyjski </text:span><text:span text:style-name="T15">(jak mniemają)</text:span><text:span text:style-name="T7"> podróżuje w towarzystwie Scyty?</text:span></text:p>
      <text:p text:style-name="P22"/>
      <text:p text:style-name="P32"><text:span text:style-name="T6">Szadrach</text:span>, <text:span text:style-name="T66">mag</text:span> <text:span text:style-name="T6">Baltazar</text:span>, tłumacz medyjski <text:span text:style-name="T6">Hystaspes</text:span> (medyjski, asyryjski, babiloński), 4 pomniejszych dowódców.</text:p>
      <text:p text:style-name="P31"/>
      <text:p text:style-name="P67"><text:span text:style-name="T32">Szadrach: </text:span><text:span text:style-name="T7">- </text:span><text:span text:style-name="T19">Medzie, dlaczego włóczysz się po tych niebezpiecznych okolicach, w dodatku w tak niedobranym towarzystwie?</text:span></text:p>
      <text:p text:style-name="P71"><text:span text:style-name="T37">T</text:span><text:span text:style-name="T38">EST</text:span><text:span text:style-name="T7"> dyplomacja</text:span></text:p>
      <text:p text:style-name="P30"/>
      <text:p text:style-name="P35">&gt; chcą odejść dalej – Szadrach tłumaczy im, że to niebezpieczne, lepiej niech zostaną pod ich opieką. Są szaleni, że tak uciekają. Niedługo jednak babilonia zostanie oswobodzona od <text:s/>asyryjczyków oraz ich popleczników i będą mogli jechać dalej.</text:p>
      <text:p text:style-name="P36">&gt; może Scyta widzi w tym okazję dla siebie i chce zostać i walczyć – jeśli zapłacą mu jako najemnikowi. (zadanie 1: stanąć na wieczornej warcie).</text:p>
      <text:p text:style-name="P30"/>
      <text:p text:style-name="P30"/>
      <text:p text:style-name="P30"/>
      <text:p text:style-name="P43"><text:soft-page-break/>4</text:p>
      <text:p text:style-name="P30"/>
      <text:p text:style-name="P9"><text:span text:style-name="T20">Nagle </text:span><text:span text:style-name="T7">niebo zasnówa się nagle ciężkimi, czarnymi chmurami, rozpętuje się zawierucha i błyska, lecz nie spada ani jedna kropla deszczu.</text:span></text:p>
      <text:p text:style-name="P35">Etruska uznaje to za znak!</text:p>
      <text:p text:style-name="P14"><text:span text:style-name="T7">(</text:span><text:span text:style-name="T33">TEST</text:span><text:span text:style-name="T7"> magia</text:span></text:p>
      <text:p text:style-name="P37">udany: znak ten zwiastuje ci panie fałszywego przyjaciela, </text:p>
      <text:p text:style-name="P37">porażka: nie wiesz, co to oznacza, ale na pewno coś niedobrego ;) Baltazar wtedy mówi, że chodzi o fałszywego przyjaciela)</text:p>
      <text:p text:style-name="P15"><text:span text:style-name="T7">&gt; Lepiej będzie złożyć ofiary bogu Adadowi, aby przebłagać jego złość </text:span><text:span text:style-name="T21">i uniknąć złego losu</text:span><text:span text:style-name="T7">.</text:span></text:p>
      <text:p text:style-name="P30"/>
      <text:p text:style-name="P39"/>
      <text:p text:style-name="P38"/>
      <text:p text:style-name="P12"><text:span text:style-name="T22">P</text:span><text:span text:style-name="T7">óźniej będzie wycieczka na </text:span><text:span text:style-name="T23">2 </text:span><text:span text:style-name="T7">asyryjczyków, którzy wyleźli z krzaków </text:span><text:span text:style-name="T23">chcąc przejść przez góry</text:span><text:span text:style-name="T7">, a wyście ich capnęli.</text:span></text:p>
      <text:p text:style-name="P38"/>
      <text:p text:style-name="P16"><text:span text:style-name="T22">O</text:span><text:span text:style-name="T7">oo i nie chcą powiedzieć, skąd uciekają, choć widać po nich, że wyglądają strasznie mizernie i są wycieńczeni. </text:span><text:span text:style-name="T33">TEST</text:span><text:span text:style-name="T7"> na torturowanie? </text:span><text:span text:style-name="T24">Na obu osobno! </text:span><text:span text:style-name="T25">(poproszę o opis :))</text:span></text:p>
      <text:p text:style-name="P17"><text:span text:style-name="T22">S</text:span><text:span text:style-name="T7">ukces: mówią, że umknęli z obleganego Assur </text:span><text:span text:style-name="T27">oraz kim są</text:span><text:span text:style-name="T7">. </text:span><text:span text:style-name="T28">Kończy się jedzenie, obecnie zjadają co 10 żonę.</text:span></text:p>
      <text:p text:style-name="P40">Porażka: umierają</text:p>
      <text:p text:style-name="P40"/>
      <text:p text:style-name="P17"><text:span text:style-name="T7">Jeden z nich jest wysokim użędnikiem i rozpoznaje Meda i woła go o pomoc (jeśli będzie miał okazję – </text:span><text:span text:style-name="T27">nie jakoś bardzo na forum, ale po imieniu „Przebłagaj ich, niech nam darują życie”</text:span><text:span text:style-name="T7">). </text:span></text:p>
      <text:p text:style-name="P17"><text:span text:style-name="T7">Drugi to </text:span><text:span text:style-name="T24">skarbnik posiadający pieczęcie do skarbc</text:span><text:span text:style-name="T26">ów</text:span><text:span text:style-name="T24"> w Niniwie, Assur, Babilonie i Nippur. </text:span><text:span text:style-name="T26">Próbuje was przekupić mimo obelg i przeklinań ze strony towarzysza.</text:span></text:p>
      <text:p text:style-name="P41"/>
      <text:p text:style-name="P41"/>
      <text:p text:style-name="P18"><text:span text:style-name="T44">Szadrach twierdzi, że trzeba ich zabić</text:span><text:span text:style-name="T7"> (okazja dla ziomka Meda :)), bo to ich najwięksi wrogowie i zasłużyli na śmierć. Członki ich odeślą pod Assur ku przestrodze innych i uciesze </text:span><text:span text:style-name="T29">oblegających</text:span><text:span text:style-name="T7">.</text:span></text:p>
      <text:p text:style-name="P38"/>
      <text:p text:style-name="P36"/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9:10:57.021344419</meta:creation-date>
    <dc:date>2019-04-04T21:03:29.022739993</dc:date>
    <meta:editing-duration>PT4H48M28S</meta:editing-duration>
    <meta:editing-cycles>101</meta:editing-cycles>
    <meta:generator>LibreOffice/5.1.6.2$Linux_X86_64 LibreOffice_project/10m0$Build-2</meta:generator>
    <meta:document-statistic meta:table-count="0" meta:image-count="0" meta:object-count="0" meta:page-count="4" meta:paragraph-count="76" meta:word-count="1309" meta:character-count="8375" meta:non-whitespace-character-count="7125"/>
  </office:meta>
</office:document-meta>
</file>